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n Anna Blume, Schwit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lin Dadai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geng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amtkunstwer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zba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o's Pharmacy, Derr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isened Abstraction, Graham Ba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sonate, Schwitters</text:p>
          </table:table-cell>
        </table:table-row>
      </table:table>
      <table:named-expressions/>
      <table:database-ranges>
        <table:database-range table:name="__Anonymous_Sheet_DB__0" table:target-range-address="Sheet1.C4:Sheet1.C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6:25:52.167448537</meta:creation-date>
    <dc:date>2022-06-28T16:36:23.883345631</dc:date>
    <meta:editing-duration>PT21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